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28be" officeooo:paragraph-rsid="000b28be"/>
    </style:style>
    <style:style style:name="P2" style:family="paragraph" style:parent-style-name="Standard">
      <style:text-properties officeooo:rsid="000bfe98" officeooo:paragraph-rsid="000bfe98"/>
    </style:style>
    <style:style style:name="P3" style:family="paragraph" style:parent-style-name="Standard">
      <style:text-properties fo:font-size="15pt" fo:font-weight="bold" officeooo:rsid="000b28be" officeooo:paragraph-rsid="000b28be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c95e4" officeooo:paragraph-rsid="000c95e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c95e4" officeooo:paragraph-rsid="000e6b7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b28be" officeooo:paragraph-rsid="000c95e4"/>
    </style:style>
    <style:style style:name="P7" style:family="paragraph" style:parent-style-name="Standard">
      <style:text-properties officeooo:rsid="000b28be" officeooo:paragraph-rsid="000e6b7f"/>
    </style:style>
    <style:style style:name="P8" style:family="paragraph" style:parent-style-name="Standard">
      <style:text-properties officeooo:rsid="000c95e4" officeooo:paragraph-rsid="000c95e4"/>
    </style:style>
    <style:style style:name="P9" style:family="paragraph" style:parent-style-name="Standard">
      <style:text-properties officeooo:rsid="000e6b7f" officeooo:paragraph-rsid="000e6b7f"/>
    </style:style>
    <style:style style:name="T1" style:family="text">
      <style:text-properties officeooo:rsid="000e6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a do “N+1” em REST</text:p>
      <text:p text:style-name="P1"/>
      <text:p text:style-name="P1">Muitas vezes é necessário fazer várias requisições para montar um simples componente.</text:p>
      <text:p text:style-name="P1"/>
      <text:p text:style-name="P1">Ex:</text:p>
      <text:p text:style-name="P1"/>
      <text:p text:style-name="P1">- Fazer um requisição em uma API para retornar um produto;</text:p>
      <text:p text:style-name="P1"/>
      <text:p text:style-name="P1">- Essa requisição retorna na resposta: ID e Nome;</text:p>
      <text:p text:style-name="P1"/>
      <text:p text:style-name="P1">- Porém, pode ser que seja necessário mais do que somente ID e Nome, como por exemplo marca, categoria, valor – e essas outras informações podem estar em outra API.</text:p>
      <text:p text:style-name="P1"/>
      <text:p text:style-name="P1">Para conseguir essas outras informações, temos o ID que pode ser usado para fazer outras requisições a outras API’s e assim buscar todas as informações que precisamos.</text:p>
      <text:p text:style-name="P1"/>
      <text:p text:style-name="P1">Se cada vez que for executada uma request, para conseguir outra informação essa request precise executar outras, acaba ocorrendo um problema de “N+1”, em que são feitas muitas consultas ao servidor.</text:p>
      <text:p text:style-name="P1"/>
      <text:p text:style-name="P1">Uma forma de resolver isso é usando o conceito de API Composer.</text:p>
      <text:p text:style-name="P1"/>
      <text:p text:style-name="P2">Implementando uma espécie de “API Gateway” uma camada acima, o cliente faria só uma requisição a esse ponto de entrada que pegaria todas as informações necessárias, pois esse ponto de entrada saberia onde pegar todas essas informações.</text:p>
      <text:p text:style-name="P2"/>
      <text:p text:style-name="P2">Depois, ele compõe essas informações em uma resposta que é entregue ao cliente de forma muito mais ágil e rápida do que se fosse feita externamente.</text:p>
      <text:p text:style-name="P2"/>
      <text:p text:style-name="P2"/>
      <text:p text:style-name="P4">Clean Architecture</text:p>
      <text:p text:style-name="P6"/>
      <text:p text:style-name="P8">Organiza o código da aplicação de modo a isolar a lógica de negócio dos mecanismos de entrega.</text:p>
      <text:p text:style-name="P8"/>
      <text:p text:style-name="P8">Não depende de interfaces de usuário ou de alguma tecnologia específica para acesso aos dados.</text:p>
      <text:p text:style-name="P8"/>
      <text:p text:style-name="P8">Entendimento do projeto mais fácil: mantém a forma do projeto bem separado e de fácil entendimento, principalmente para novos desenvolvedores que chegam no projeto.</text:p>
      <text:p text:style-name="P8"/>
      <text:p text:style-name="P5">C<text:span text:style-name="T1">ontroller</text:span></text:p>
      <text:p text:style-name="P7"/>
      <text:p text:style-name="P9">É a classe que os expões os serviços, é a classe “de entrada” (input port). </text:p>
      <text:p text:style-name="P9"/>
      <text:p text:style-name="P9">Uma classe Rest-Controller é uma classe preparada para atender uma implementação REST-Full API. Contém os métodos e funções que atendem os verbos HTTP.</text:p>
      <text:p text:style-name="P9"/>
      <text:p text:style-name="P9"/>
      <text:p text:style-name="P8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7T15:29:53.454000000</dc:date>
    <meta:editing-duration>PT29M35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18" meta:word-count="297" meta:character-count="1802" meta:non-whitespace-character-count="1521"/>
  </office:meta>
</office:document-meta>
</file>